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subtitle">
      <style:graphic-properties draw:fill-color="#ffffff" draw:auto-grow-height="true" fo:min-height="9.1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1st version</text:p>
            <text:p/>
            <text:p/>
            <text:p>Author: Dariusz Ruchał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5" draw:text-style-name="P3" draw:layer="layout" svg:width="25.4cm" svg:height="9.14cm" svg:x="1.4cm" svg:y="3.8cm" presentation:class="subtitle" presentation:user-transformed="true">
          <draw:text-box>
            <text:list text:style-name="L1">
              <text:list-header>
                <text:p text:style-name="P2">Use case: An user can create his own reservation rules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draw:style-name="standard" draw:layer="layout" svg:width="19.85cm" svg:height="13.233cm" svg:x="4.55cm" svg:y="2.517cm" presentation:class="object" presentation:user-transformed="true">
          <draw:plugin xlink:href="../demo_v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2:05:23.197746750</meta:creation-date>
    <meta:editing-duration>PT35M6S</meta:editing-duration>
    <meta:editing-cycles>4</meta:editing-cycles>
    <meta:generator>LibreOffice/5.3.7.2.0$Linux_X86_64 LibreOffice_project/30$Build-2</meta:generator>
    <dc:title>Lush Green</dc:title>
    <dc:date>2018-01-19T12:42:37.732144371</dc:date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